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f53c" officeooo:paragraph-rsid="0019f53c"/>
    </style:style>
    <style:style style:name="P2" style:family="paragraph" style:parent-style-name="Standard" style:list-style-name="L1">
      <style:text-properties officeooo:rsid="0019f53c" officeooo:paragraph-rsid="0019f53c"/>
    </style:style>
    <style:style style:name="P3" style:family="paragraph" style:parent-style-name="Standard" style:list-style-name="L5">
      <style:text-properties officeooo:rsid="0019f53c" officeooo:paragraph-rsid="0019f53c"/>
    </style:style>
    <style:style style:name="P4" style:family="paragraph" style:parent-style-name="Standard" style:list-style-name="L7">
      <style:text-properties officeooo:rsid="0019f53c" officeooo:paragraph-rsid="0019f53c"/>
    </style:style>
    <style:style style:name="P5" style:family="paragraph" style:parent-style-name="Standard">
      <style:text-properties fo:font-weight="bold" officeooo:rsid="0019f53c" officeooo:paragraph-rsid="0019f53c" style:font-weight-asian="bold" style:font-weight-complex="bold"/>
    </style:style>
    <style:style style:name="P6" style:family="paragraph" style:parent-style-name="Standard">
      <style:text-properties officeooo:paragraph-rsid="0019f53c"/>
    </style:style>
    <style:style style:name="P7" style:family="paragraph" style:parent-style-name="Standard" style:list-style-name="L2">
      <style:text-properties officeooo:paragraph-rsid="0019f53c"/>
    </style:style>
    <style:style style:name="P8" style:family="paragraph" style:parent-style-name="Standard" style:list-style-name="L1">
      <style:text-properties officeooo:paragraph-rsid="0019f53c"/>
    </style:style>
    <style:style style:name="P9" style:family="paragraph" style:parent-style-name="Standard" style:list-style-name="L4">
      <style:text-properties fo:font-size="14pt" officeooo:rsid="0019f53c" officeooo:paragraph-rsid="0019f53c" style:font-size-asian="14pt" style:font-size-complex="14pt"/>
    </style:style>
    <style:style style:name="P10" style:family="paragraph" style:parent-style-name="Standard">
      <style:text-properties fo:font-size="14pt" officeooo:rsid="0019f53c" officeooo:paragraph-rsid="0019f53c" style:font-size-asian="14pt" style:font-size-complex="14pt"/>
    </style:style>
    <style:style style:name="P11" style:family="paragraph" style:parent-style-name="Standard" style:list-style-name="L6">
      <style:text-properties fo:font-size="14pt" officeooo:rsid="0019f53c" officeooo:paragraph-rsid="0019f53c" style:font-size-asian="14pt" style:font-size-complex="14pt"/>
    </style:style>
    <style:style style:name="P12" style:family="paragraph" style:parent-style-name="Standard" style:list-style-name="L5">
      <style:text-properties officeooo:paragraph-rsid="0019f53c"/>
    </style:style>
    <style:style style:name="T1" style:family="text">
      <style:text-properties officeooo:rsid="0019f53c"/>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9f53c"/>
    </style:style>
    <style:style style:name="T5" style:family="text">
      <style:text-properties fo:font-size="14pt" style:font-size-asian="14pt" style:font-size-complex="14pt"/>
    </style:style>
    <style:style style:name="T6" style:family="text">
      <style:text-properties fo:font-size="14pt" fo:font-weight="bold" style:font-size-asian="14pt" style:font-weight-asian="bold" style:font-size-complex="1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2">Question 2.</text:span> Describe the lifecycle of a fictitious project that is being developed by a distributed team via local and remote git interactions (e.g., GitHub) from initial set up through completion. <text:s/>Be thorough: <text:s/>describe and include ALL interactions that would normally occur.</text:p>
      <text:p text:style-name="P1"></text:p>
      <text:p text:style-name="P5">Answer:</text:p>
      <text:p text:style-name="P1"><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1"></text:p>
      <text:p text:style-name="P5">Step 1: Team coordination and management.</text:p>
      <text:p text:style-name="P1"><text:tab/>Having a well oiled and informed team is crucial for success in distributed project development. You do not have the convenience of working in the same place at the same time as one another. So communication and collaboration is vital. </text:p>
      <text:p text:style-name="P1"><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1"><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1"><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1"></text:p>
      <text:p text:style-name="P5">Step 2: Project Development.</text:p>
      <text:p text:style-name="P1"><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text:soft-page-break/>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1"><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1"><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1"></text:p>
      <text:p text:style-name="P5">Step 3: Project Review.</text:p>
      <text:p text:style-name="P1"><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1"><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1"></text:p>
      <text:p text:style-name="P5">Step 4: Project Delivery.</text:p>
      <text:p text:style-name="P1"><text:tab/>Today, the line between finished software and sowftware in development has been blurred. Much of the time there are multiple versions of a project. Typically, there is at least a stable working version and a version that is in development. Since software can often be deployed and updated at any <text:soft-page-break/>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1"></text:p>
      <text:p text:style-name="P1">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1"></text:p>
      <text:p text:style-name="P1">Owner: Ryan Smith</text:p>
      <text:p text:style-name="P1">Collaborators: Ben Malecki, Scott Alosio</text:p>
      <text:p text:style-name="P1">Hangout: </text:p>
      <text:p text:style-name="P1">Reviewer(s): Will Hilska</text:p>
      <text:p text:style-name="P1">Hangout:</text:p>
      <text:p text:style-name="P1">Pivotal Tracker: <text:a xlink:type="simple" xlink:href="https://www.pivotaltracker.com/story/show/84547246">https://www.pivotaltracker.com/story/show/84547246</text:a></text:p>
      <text:p text:style-name="P1"/>
      <text:p text:style-name="P1"><text:span text:style-name="T6">Question 33.</text:span><text:span text:style-name="T5"> Answer the following:</text:span></text:p>
      <text:list xml:id="list3604577174922434006" text:style-name="L4">
        <text:list-item>
          <text:p text:style-name="P9">Define and describe the five R's of bug fixing.</text:p>
        </text:list-item>
        <text:list-item>
          <text:p text:style-name="P9">Define and describe Intel's policy of 'constructive confrontation'.</text:p>
        </text:list-item>
        <text:list-item>
          <text:p text:style-name="P9">Explain what is meant by 'disagree and commit'.</text:p>
        </text:list-item>
        <text:list-item>
          <text:p text:style-name="P9">Describe the goals and characteristics of a design review.</text:p>
        </text:list-item>
        <text:list-item>
          <text:p text:style-name="P9">Describe the goals and characteristics of a code review.</text:p>
        </text:list-item>
        <text:list-item>
          <text:p text:style-name="P9">What is the purpose of collecting project metrics? <text:s/>Name at least two commonly gathered metrics.</text:p>
        </text:list-item>
        <text:list-item>
          <text:p text:style-name="P9">Describe the goals and characteristics of a project post mortem and explain its importance.</text:p>
        </text:list-item>
      </text:list>
      <text:p text:style-name="P1"></text:p>
      <text:p text:style-name="P5">Answer:</text:p>
      <text:list xml:id="list1008155064120440591" text:style-name="L2">
        <text:list-item>
          <text:p text:style-name="P7"><text:span text:style-name="T1">The five R's of bug fixing are:</text:span></text:p>
        </text:list-item>
      </text:list>
      <text:list xml:id="list3718108087480091128" text:style-name="L1">
        <text:list-item>
          <text:p text:style-name="P8"><text:span text:style-name="T4">Reporting a bug:</text:span><text:span text:style-name="T1"> When you come across some undesired behavior or bug in a project; document the steps required to make the bug occur and report it.</text:span></text:p>
          <text:p text:style-name="P2"/>
        </text:list-item>
        <text:list-item>
          <text:p text:style-name="P2"><text:span text:style-name="T3">Reproducting the problem or classifying it as not a bug:</text:span> The next portion is to confirm that this is actually a bug. This should be performed by multiple people to also confirm what the factors are that may be contributing to this unwanted effect. Also, classify the bug by its severity.</text:p>
          <text:p text:style-name="P2"/>
        </text:list-item>
        <text:list-item>
          <text:p text:style-name="P2"><text:span text:style-name="T3">Creating regression test that demonstrates the bug:</text:span> Create the simpleset failing test to demonstrate the bug and that it exists. This gives you an idea on how to write code to fix the bug.</text:p>
          <text:p text:style-name="P2"/>
        </text:list-item>
        <text:list-item>
          <text:p text:style-name="P2"><text:span text:style-name="T3">Repairing the bug:</text:span> Write the code to make the test pass. Make sure that the bug is gone and <text:soft-page-break/>refactor your code.</text:p>
          <text:p text:style-name="P2"/>
        </text:list-item>
        <text:list-item>
          <text:p text:style-name="P8"><text:span text:style-name="T4">Releasing the code:</text:span><text:span text:style-name="T1"> Make a pull request. Have to code get reviewed. Once confirmed to be correct, follow the standards and solve the problem; publish the code to the production branch.</text:span></text:p>
        </text:list-item>
      </text:list>
      <text:p text:style-name="P6"/>
      <text:list xml:id="list3330051809208409480" text:style-name="L5">
        <text:list-item>
          <text:p text:style-name="P12"><text:span text:style-name="T1">At Intel it is not just encouraged but required for you to vocalize any concerns or objections you have to an idea or method. When you disagree with the way something is being done or is planned to be executed you must express your concerns. They want to make sure that everything is taken into account when working on projects. And that the best course of action is followed.</text:span></text:p>
          <text:p text:style-name="P12"/>
        </text:list-item>
        <text:list-item>
          <text:p text:style-name="P3">'disagree and commit' is actually related to part b. They encourage you to disagree and try to find flaws in eachothers plans. But after discussing and deciding to move forward; you must commit 100% to the idea that has been chosen. </text:p>
          <text:p text:style-name="P3"/>
        </text:list-item>
        <text:list-item>
          <text:p text:style-name="P3">A design review of software is a point in production where code is reviewed to make sure that it is meeting requirements. It is also a point to make sure that the correct design is being used for that job when requirements may have changed since the task was started. You want to ensure that you are using the best method before moving on to future work. A design review often consists of running tests on the code, running simulations and performing walk-throughs.</text:p>
          <text:p text:style-name="P3"/>
        </text:list-item>
        <text:list-item>
          <text:p text:style-name="P3">Code review has many purposes. Firstly, you want to make sure that the code is doing what it is supposed to. Next you want to make sure that the implementation of this code does not break any other parts of the project. And finally you want to make sure that the code is following all guidelines designated by the project. This is all usually done through automated integration tests and by having a senior team member or leader physically review and look through the code.</text:p>
          <text:p text:style-name="P3"/>
        </text:list-item>
        <text:list-item>
          <text:p text:style-name="P3">Project metrics are very useful for many different things. One prject metric used by agile teams is velocity. This is great for comparing how much work you are getting done on a week to week basis. This kind of metric deals with team progress, but there are many other types. There are also many types of metrics that are good for analyzing your code. One common one is complexity. This helps you identify code SMELLS and when your code is doing too much. When code is too complex it is difficult to test and debug. This is something you ofcourse want to avoid. Project metrics in general help you evaluate your progress and can be indicators of code quality.</text:p>
          <text:p text:style-name="P3"/>
        </text:list-item>
        <text:list-item>
          <text:p text:style-name="P3">A project post mortem is a document that analyzes the methodologies used in accomplishing the project. It helps pin-point the portions of the project that were successful or unsuccessful. They also evaluate things such as tools used to help make better use of more suitable resources in the future. This is useful as a reference for future endeavors. You want the document to be thorough and specific. You need to be able to pick out exactly what went wrong(or right) and be able adjust for it in your future projects.</text:p>
        </text:list-item>
      </text:list>
      <text:p text:style-name="P1"></text:p>
      <text:p text:style-name="P1">Owner: Ryan Smith</text:p>
      <text:p text:style-name="P1">Collaborators: Will Hilska, Yue Zheng</text:p>
      <text:p text:style-name="P1">Hangout: </text:p>
      <text:p text:style-name="P1">Reviewer(s):</text:p>
      <text:p text:style-name="P1">Hangout: </text:p>
      <text:p text:style-name="P1"><text:soft-page-break/>Pivotal Tracker: https://www.pivotaltracker.com/story/show/84548214</text:p>
      <text:p text:style-name="P1"></text:p>
      <text:p text:style-name="P10"><text:span text:style-name="T2">Question 39.</text:span> Lessons Learned (Everyone must answer!): <text:s/>Most organizations carry out a postmortem (i.e., after delivery and acceptance) analysis of a project. <text:s text:c="2"/>In it, they assess all aspects of the project including products, process and resources with the intent of identifying both what well in the project and what areas should be improved upon in future projects. <text:s text:c="2"/>Before a formal postmortem, each team member does a self-assessment, called a Lessons Learned document. <text:s/>Write your own sections of our Lessons Learned document for the class by summarizing:</text:p>
      <text:list xml:id="list6820002472417821250" text:style-name="L6">
        <text:list-item>
          <text:p text:style-name="P11">What were the most important (to you, personally) concepts, principles, skills, tools, etc. that you learned/mastered throughout the semester.</text:p>
          <text:p text:style-name="P11"/>
        </text:list-item>
        <text:list-item>
          <text:p text:style-name="P11">Note any concepts, principles, skills, tools, etc. that you would have liked to learn, but that we didn't cover.</text:p>
          <text:p text:style-name="P11"/>
        </text:list-item>
        <text:list-item>
          <text:p text:style-name="P11">List all everything that you feel you did especially well this semester (master specific tools, languages, skills, etc.; <text:s/>contribute to the project in a specific way, etc., learn and implement specific things quickly, etc.).</text:p>
          <text:p text:style-name="P11"/>
        </text:list-item>
        <text:list-item>
          <text:p text:style-name="P11">List anything that that you feel that you didn't do as well, or that didn't go as well as you hoped (getting a list of these items will help me to better schedule material for future semesters).</text:p>
          <text:p text:style-name="P11"/>
        </text:list-item>
        <text:list-item>
          <text:p text:style-name="P11">THANK YOU!</text:p>
        </text:list-item>
      </text:list>
      <text:p text:style-name="P1"></text:p>
      <text:p text:style-name="P5">Answer:</text:p>
      <text:list xml:id="list28880127191911379" text:style-name="L7">
        <text:list-item>
          <text:p text:style-name="P4">The principles we learned for agile development with TDD and BDD. This is a very powerful concept that I wasn't very familiar with prior to this class. I found it to be useful to get to see this done in practice as well.</text:p>
          <text:p text:style-name="P4"/>
        </text:list-item>
        <text:list-item>
          <text:p text:style-name="P4">As far as using tools goes, I felt that there were problems with rspec. We did get to learn some basic ideas with rspec from the book but unfortunately they were using outdated standards. They also didn't go far in depth. When we started working with agileventures I had to learn many new things since their standards for rspec tests were based on the correct standards. They also emphasize best practices at agileventures that aren't seen in the book. If the same book version is used in the future I'd reccommend teaching rspec separately and more in depth. Teach the methods that align with agileventures instead.</text:p>
          <text:p text:style-name="P4"/>
        </text:list-item>
        <text:list-item>
          <text:p text:style-name="P4">I felt that I did well at mastering ruby and rails. I learned Ruby very quickly and became very familiar with the rails framework to the point where I was able to fix msot problems on my own.</text:p>
          <text:p text:style-name="P4"/>
        </text:list-item>
        <text:list-item>
          <text:p text:style-name="P4">I felt that the course structure was spread out over too many topics and didn't focus enough on what really mattered. And we weren't prepared enough for agileventure projects. If I were to create the course I would make it more rails centric. I would have rottenpotatoes be a <text:soft-page-break/>collaborated project that the teacher manages. And we add stories to pivotal tracker and have students work on a few every week. This would prepare everyone for the structure at agileventures. I would spend more time working teaching the workflow used at agileventures and put it in place in our mock rottenpotatoes project. </text:p>
        </text:list-item>
      </text:list>
      <text:p text:style-name="P1"></text:p>
      <text:p text:style-name="P1">Owner: Ryan Smit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6:01:28.882617919</meta:creation-date>
    <dc:date>2014-12-15T16:13:45.094513202</dc:date>
    <meta:editing-duration>P0D</meta:editing-duration>
    <meta:editing-cycles>1</meta:editing-cycles>
    <meta:document-statistic meta:table-count="0" meta:image-count="0" meta:object-count="0" meta:page-count="6" meta:paragraph-count="75" meta:word-count="2845" meta:character-count="16732" meta:non-whitespace-character-count="13876"/>
    <meta:generator>LibreOffice/4.2.7.2$Linux_x86 LibreOffice_project/420m0$Build-2</meta:generator>
  </office:meta>
</office:document-meta>
</file>